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3762f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0b79e3" officeooo:paragraph-rsid="0013762f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able_20_Contents">
      <style:text-properties officeooo:rsid="0013762f" officeooo:paragraph-rsid="0013762f"/>
    </style:style>
    <style:style style:name="P6" style:family="paragraph" style:parent-style-name="Azione_20_attore">
      <style:text-properties officeooo:rsid="0013762f" officeooo:paragraph-rsid="0013762f"/>
    </style:style>
    <style:style style:name="P7" style:family="paragraph" style:parent-style-name="Azione_20_sistema">
      <style:text-properties officeooo:rsid="0013762f" officeooo:paragraph-rsid="0013762f"/>
    </style:style>
    <style:style style:name="T1" style:family="text">
      <style:text-properties officeooo:rsid="0013762f"/>
    </style:style>
    <style:style style:name="T2" style:family="text">
      <style:text-properties officeooo:rsid="000ad1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Modifica menù classe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Impiegato asilo.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<text:span text:style-name="T2"> come impiegato</text:span>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3192393" text:style-name="Numerazione_20_UC">
              <text:list-item text:start-value="1">
                <text:p text:style-name="P6">L'utente accede alla sezione per la gestione dei menù</text:p>
              </text:list-item>
              <text:list-item>
                <text:p text:style-name="P7">Il sistema mostra il font per modificare il menù. </text:p>
              </text:list-item>
              <text:list-item>
                <text:p text:style-name="P6">L'utente apporta le modifiche al menù e salva le modifiche.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Il sistema mostra un messaggio di conferma delle modifiche effettuate.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Il sistema visualizza un messaggio d'errore che spiega il tipo d'errore riscontrat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Il sistema mostra il front per modificare il menù entro 20;</text:p>
            <text:p text:style-name="P5">Il sistema mostra il messaggio di errore o di conferma modifiche entro i primi 20 secondi;</text:p>
          </table:table-cell>
        </table:table-row>
      </table:table>
      <text:p text:style-name="P4">Modifica del menù della classe da parte <text:span text:style-name="T1">di un i</text:span>mpiega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6:45:36.14</meta:creation-date>
    <meta:editing-duration>P0D</meta:editing-duration>
    <meta:editing-cycles>2</meta:editing-cycles>
    <meta:generator>LibreOffice/3.6$Windows_x86 LibreOffice_project/da8c1e6-fd468f4-454e206-f42a4a9-143cfd</meta:generator>
    <dc:date>2012-10-25T13:05:57.94</dc:date>
    <meta:document-statistic meta:table-count="1" meta:image-count="0" meta:object-count="0" meta:page-count="1" meta:paragraph-count="18" meta:word-count="121" meta:character-count="748" meta:non-whitespace-character-count="647"/>
  </office:meta>
</office:document-meta>
</file>